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f7d1" officeooo:paragraph-rsid="0019d005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1ac833" officeooo:paragraph-rsid="001ac833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ac833" officeooo:paragraph-rsid="001c216d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1ce390" officeooo:paragraph-rsid="001ce390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1d2411" officeooo:paragraph-rsid="001d2411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e42ec" officeooo:paragraph-rsid="001e42ec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1ed8d0" officeooo:paragraph-rsid="001ed8d0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rsid="00204bbb" officeooo:paragraph-rsid="00204bbb"/>
    </style:style>
    <style:style style:name="P10" style:family="paragraph" style:parent-style-name="Standard">
      <style:paragraph-properties fo:text-align="start" style:justify-single-word="false" fo:break-before="page"/>
      <style:text-properties fo:language="es" fo:country="ES" officeooo:rsid="0019d005" officeooo:paragraph-rsid="0019d005"/>
    </style:style>
    <style:style style:name="P11" style:family="paragraph" style:parent-style-name="Standard">
      <style:paragraph-properties fo:text-align="start" style:justify-single-word="false" fo:break-before="page"/>
      <style:text-properties fo:language="es" fo:country="ES" officeooo:rsid="001e42ec" officeooo:paragraph-rsid="001e42ec"/>
    </style:style>
    <style:style style:name="P12" style:family="paragraph" style:parent-style-name="Standard">
      <style:paragraph-properties fo:text-align="start" style:justify-single-word="false" fo:break-before="page"/>
      <style:text-properties fo:language="es" fo:country="ES" officeooo:rsid="001ed8d0" officeooo:paragraph-rsid="001ed8d0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s" fo:country="ES" officeooo:rsid="0019d005" officeooo:paragraph-rsid="0019d005"/>
    </style:style>
    <style:style style:name="P14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15" style:family="paragraph" style:parent-style-name="Standard" style:list-style-name="L1">
      <style:paragraph-properties fo:text-align="start" style:justify-single-word="false"/>
      <style:text-properties fo:language="es" fo:country="ES" officeooo:rsid="001ac833" officeooo:paragraph-rsid="001ac833"/>
    </style:style>
    <style:style style:name="P16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ac833"/>
    </style:style>
    <style:style style:name="P17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c216d"/>
    </style:style>
    <style:style style:name="P18" style:family="paragraph" style:parent-style-name="Standard" style:list-style-name="L3">
      <style:paragraph-properties fo:text-align="start" style:justify-single-word="false"/>
      <style:text-properties fo:language="es" fo:country="ES" officeooo:rsid="001ac833" officeooo:paragraph-rsid="001ac833"/>
    </style:style>
    <style:style style:name="P19" style:family="paragraph" style:parent-style-name="Standard" style:list-style-name="L2">
      <style:paragraph-properties fo:text-align="start" style:justify-single-word="false"/>
      <style:text-properties fo:language="es" fo:country="ES" officeooo:rsid="001c216d" officeooo:paragraph-rsid="001c216d"/>
    </style:style>
    <style:style style:name="P20" style:family="paragraph" style:parent-style-name="Standard" style:list-style-name="L4">
      <style:paragraph-properties fo:text-align="start" style:justify-single-word="false"/>
      <style:text-properties fo:language="es" fo:country="ES" officeooo:rsid="001ce390" officeooo:paragraph-rsid="001ce390"/>
    </style:style>
    <style:style style:name="P21" style:family="paragraph" style:parent-style-name="Standard" style:list-style-name="L4">
      <style:paragraph-properties fo:text-align="start" style:justify-single-word="false"/>
      <style:text-properties fo:language="es" fo:country="ES" officeooo:rsid="001d2411" officeooo:paragraph-rsid="001d2411"/>
    </style:style>
    <style:style style:name="P22" style:family="paragraph" style:parent-style-name="Standard" style:list-style-name="L5">
      <style:paragraph-properties fo:text-align="start" style:justify-single-word="false"/>
      <style:text-properties fo:language="es" fo:country="ES" officeooo:rsid="001e42ec" officeooo:paragraph-rsid="001e42ec"/>
    </style:style>
    <style:style style:name="P23" style:family="paragraph" style:parent-style-name="Standard" style:list-style-name="L6">
      <style:paragraph-properties fo:text-align="start" style:justify-single-word="false"/>
      <style:text-properties fo:language="es" fo:country="ES" officeooo:rsid="001e42ec" officeooo:paragraph-rsid="001e42ec"/>
    </style:style>
    <style:style style:name="P24" style:family="paragraph" style:parent-style-name="Standard">
      <style:paragraph-properties fo:text-align="start" style:justify-single-word="false"/>
      <style:text-properties fo:language="es" fo:country="ES" officeooo:rsid="001e42ec" officeooo:paragraph-rsid="00238bd5"/>
    </style:style>
    <style:style style:name="P25" style:family="paragraph" style:parent-style-name="Standard" style:list-style-name="L7">
      <style:paragraph-properties fo:text-align="start" style:justify-single-word="false"/>
      <style:text-properties fo:language="es" fo:country="ES" officeooo:rsid="00204bbb" officeooo:paragraph-rsid="00204bbb"/>
    </style:style>
    <style:style style:name="P26" style:family="paragraph" style:parent-style-name="Standard">
      <style:paragraph-properties fo:text-align="center" style:justify-single-word="false"/>
      <style:text-properties fo:language="es" fo:country="ES" officeooo:rsid="0017f7d1" officeooo:paragraph-rsid="0017f7d1"/>
    </style:style>
    <style:style style:name="P27" style:family="paragraph" style:parent-style-name="Standard">
      <style:paragraph-properties fo:text-align="start" style:justify-single-word="false"/>
      <style:text-properties fo:language="es" fo:country="ES" officeooo:rsid="001ed8d0" officeooo:paragraph-rsid="001ed8d0"/>
    </style:style>
    <style:style style:name="P28" style:family="paragraph" style:parent-style-name="Standard">
      <style:paragraph-properties fo:text-align="start" style:justify-single-word="false"/>
      <style:text-properties fo:language="es" fo:country="ES" officeooo:rsid="00238bd5" officeooo:paragraph-rsid="00238bd5"/>
    </style:style>
    <style:style style:name="P29" style:family="paragraph" style:parent-style-name="Standard" style:list-style-name="L8">
      <style:paragraph-properties fo:text-align="start" style:justify-single-word="false"/>
      <style:text-properties fo:language="es" fo:country="ES" officeooo:rsid="00238bd5" officeooo:paragraph-rsid="00238bd5"/>
    </style:style>
    <style:style style:name="P30" style:family="paragraph" style:parent-style-name="Standard">
      <style:paragraph-properties fo:text-align="start" style:justify-single-word="false"/>
      <style:text-properties fo:language="es" fo:country="ES" officeooo:rsid="00238bd5" officeooo:paragraph-rsid="0023bf15"/>
    </style:style>
    <style:style style:name="P31" style:family="paragraph" style:parent-style-name="Standard" style:list-style-name="L9">
      <style:paragraph-properties fo:text-align="start" style:justify-single-word="false"/>
      <style:text-properties fo:language="es" fo:country="ES" officeooo:rsid="0023bf15" officeooo:paragraph-rsid="0023bf15"/>
    </style:style>
    <style:style style:name="P32" style:family="paragraph" style:parent-style-name="Standard">
      <style:paragraph-properties fo:text-align="start" style:justify-single-word="false"/>
      <style:text-properties fo:language="es" fo:country="ES" officeooo:rsid="0023bf15" officeooo:paragraph-rsid="0023bf15"/>
    </style:style>
    <style:style style:name="P33" style:family="paragraph" style:parent-style-name="Standard" style:list-style-name="L10">
      <style:paragraph-properties fo:text-align="start" style:justify-single-word="false"/>
      <style:text-properties fo:language="es" fo:country="ES" officeooo:rsid="0023bf15" officeooo:paragraph-rsid="0023bf15"/>
    </style:style>
    <style:style style:name="P34" style:family="paragraph" style:parent-style-name="Standard" style:list-style-name="L7">
      <style:paragraph-properties fo:text-align="start" style:justify-single-word="false"/>
      <style:text-properties fo:language="es" fo:country="ES" officeooo:rsid="0023bf15" officeooo:paragraph-rsid="0023bf15"/>
    </style:style>
    <style:style style:name="P35" style:family="paragraph" style:parent-style-name="Standard">
      <style:paragraph-properties fo:text-align="start" style:justify-single-word="false" fo:break-before="page"/>
      <style:text-properties fo:language="es" fo:country="ES" officeooo:rsid="0019d005" officeooo:paragraph-rsid="0019d005"/>
    </style:style>
    <style:style style:name="T1" style:family="text">
      <style:text-properties officeooo:rsid="001919dc"/>
    </style:style>
    <style:style style:name="T2" style:family="text">
      <style:text-properties officeooo:rsid="001c216d"/>
    </style:style>
    <style:style style:name="T3" style:family="text">
      <style:text-properties officeooo:rsid="001ed8d0"/>
    </style:style>
    <style:style style:name="T4" style:family="text">
      <style:text-properties officeooo:rsid="00238bd5"/>
    </style:style>
    <style:style style:name="T5" style:family="text">
      <style:text-properties officeooo:rsid="0023bf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NALISIS FUNCIONAL <text:span text:style-name="T1">PLATAFORMA WEB DE SITIOS COWORKING</text:span></text:p>
      <text:p text:style-name="P26"/>
      <text:p text:style-name="P26"/>
      <text:p text:style-name="P10">Descripcion:</text:p>
      <text:p text:style-name="P2"/>
      <text:p text:style-name="P2">Se creará una plataforma web que permite a los usuarios buscar espacios de Coworking, registrarse y reservas tanto plazas como salones enteros.</text:p>
      <text:p text:style-name="P2">A su vez, tendremos administradores de centros, que podrán generar los espacios en los que los usuarios reservarán.</text:p>
      <text:p text:style-name="P2">Se contemplan 3 roles principales, usuario anónimo, usuario registrado y administrador de centros.</text:p>
      <text:p text:style-name="P10">Usuario anónimo:</text:p>
      <text:p text:style-name="P2"/>
      <text:p text:style-name="P2">El usuario anónimo llegara a una landing page que le permitirá realizar las siguientes consultas:</text:p>
      <text:p text:style-name="P2"/>
      <text:list xml:id="list372320194" text:style-name="L1">
        <text:list-item>
          <text:p text:style-name="P13">Publicar un espacio de coworking nuevo</text:p>
        </text:list-item>
        <text:list-item>
          <text:p text:style-name="P13">Buscar espacios de coworking. Esta busqueda puede realizarse en base a diferentes criterios:</text:p>
          <text:list>
            <text:list-item>
              <text:p text:style-name="P13">nombre del centro <text:span text:style-name="T2">ó </text:span>localidad</text:p>
            </text:list-item>
            <text:list-item>
              <text:p text:style-name="P13">tipo de espacio</text:p>
            </text:list-item>
            <text:list-item>
              <text:p text:style-name="P15">fechas</text:p>
              <text:p text:style-name="P15"/>
            </text:list-item>
          </text:list>
        </text:list-item>
      </text:list>
      <text:p text:style-name="P3"/>
      <text:p text:style-name="P3">Una vez realizada la busqueda el usuario accederá a un listado de centros que satisfagan su consulta y a su vez tendrá opciones de ajustar la búsqueda con los siguientes campos:</text:p>
      <text:list xml:id="list2459850850" text:style-name="L2">
        <text:list-item>
          <text:p text:style-name="P16">precio <text:span text:style-name="T2">(rango de precios)</text:span></text:p>
        </text:list-item>
        <text:list-item>
          <text:p text:style-name="P16">puntuacion</text:p>
        </text:list-item>
        <text:list-item>
          <text:p text:style-name="P16">localidad</text:p>
        </text:list-item>
        <text:list-item>
          <text:p text:style-name="P19">tipo</text:p>
        </text:list-item>
        <text:list-item>
          <text:p text:style-name="P17">tipo de servicios</text:p>
        </text:list-item>
      </text:list>
      <text:p text:style-name="P4"/>
      <text:p text:style-name="P4">El usuario tambien tiene la posibilidad de ver los detalles de los centros que hayan cargado los administradores y tambien los comentarios de los usuarios que hayan realizado reservas.</text:p>
      <text:p text:style-name="P3"/>
      <text:p text:style-name="P3">Tambien se le permite al usuario ordenar dicha busqueda de diferentes maneras:</text:p>
      <text:list xml:id="list233133621" text:style-name="L3">
        <text:list-item>
          <text:p text:style-name="P18">puntuacion (defecto)</text:p>
        </text:list-item>
        <text:list-item>
          <text:p text:style-name="P18">precio</text:p>
        </text:list-item>
      </text:list>
      <text:p text:style-name="P3"/>
      <text:p text:style-name="P3">Una vez elegido el espacio y determinada la cantidad de puestos y fechas el usuario podrá reservar este espacio con la condicion previa de registrarse.</text:p>
      <text:p text:style-name="P3"/>
      <text:p text:style-name="P5">El usuario en la landing page también podrá inscribirse como usuario administrador de espacios. Esto lo dirigirá a un formulario con campos específicos.</text:p>
      <text:p text:style-name="P5"/>
      <text:p text:style-name="P5">El usuario anónimo siempre <text:s/>tendrá un encabezado con un botón de registro, de login o acceso como administrador y una serie de accesos directos:</text:p>
      <text:list xml:id="list3390562406" text:style-name="L4">
        <text:list-item>
          <text:p text:style-name="P20">antiguas busquedas</text:p>
        </text:list-item>
        <text:list-item>
          <text:p text:style-name="P20">blog</text:p>
        </text:list-item>
        <text:list-item>
          <text:p text:style-name="P20">logo y homepage</text:p>
        </text:list-item>
        <text:list-item>
          <text:p text:style-name="P21">información sobre la página</text:p>
        </text:list-item>
      </text:list>
      <text:p text:style-name="P6"/>
      <text:p text:style-name="P3"/>
      <text:p text:style-name="P6">El usuario anónimo tendrá un footer con links a: terminos de uso, cookies, mapa del sitio, privacidad, blog.</text:p>
      <text:p text:style-name="P3"/>
      <text:p text:style-name="P3"/>
      <text:p text:style-name="P2"/>
      <text:p text:style-name="P11">USUARIO REGISTRADO</text:p>
      <text:p text:style-name="P7"/>
      <text:p text:style-name="P7">Cualquier usuario anónimo puede registrarse completando el formulario.</text:p>
      <text:p text:style-name="P7"/>
      <text:p text:style-name="P7">Al ingresars como usuario registrado se tienen TODAS las mismos accesos y funciones que un usuario anónimo pero además puede finalizar la reserva de un espacio/puesto (el botón de reservar estará habilitado).</text:p>
      <text:p text:style-name="P7"/>
      <text:p text:style-name="P7">Al usuario registrado se le agrega un link en el header donde puede acceder al espacio “MI COWORKING”</text:p>
      <text:p text:style-name="P7"/>
      <text:p text:style-name="P7">En espacio (página) mi CoWorking el usuario puede acceder a:</text:p>
      <text:list xml:id="list3209462284" text:style-name="L5">
        <text:list-item>
          <text:p text:style-name="P22">Un listado con todas sus reservas</text:p>
        </text:list-item>
        <text:list-item>
          <text:p text:style-name="P22">Un listado de si la misma está en curso / finalizada / reservada</text:p>
        </text:list-item>
        <text:list-item>
          <text:p text:style-name="P22">Si la reserva está en curso un estado de “limpieza”</text:p>
        </text:list-item>
        <text:list-item>
          <text:p text:style-name="P22">Estado del pago <text:span text:style-name="T3">(indicando si está a pago o no y dar pop up/página de tarjeta si no lo está)</text:span></text:p>
        </text:list-item>
        <text:list-item>
          <text:p text:style-name="P22">Estado de incidencia (si la reserva está en “curso”)</text:p>
        </text:list-item>
      </text:list>
      <text:p text:style-name="P7"/>
      <text:p text:style-name="P7">El usuario en cada reserva tiene un link a un espacio para la gestión de todas las incidencias. Este espacio tiene que disponer de:</text:p>
      <text:list xml:id="list4270275646" text:style-name="L6">
        <text:list-item>
          <text:p text:style-name="P23">Categoría de incidencia</text:p>
        </text:list-item>
        <text:list-item>
          <text:p text:style-name="P23">Descripción</text:p>
        </text:list-item>
        <text:list-item>
          <text:p text:style-name="P23">Estado de la incidencia</text:p>
          <text:p text:style-name="P23"/>
        </text:list-item>
      </text:list>
      <text:p text:style-name="P7">Tambien debe de haber un formulario para agregar nuevas incidencias <text:span text:style-name="T3">en las reservas en curso. <text:s/>(Las reservas se ordenarán primero por “estado” y luego por fecha.</text:span></text:p>
      <text:p text:style-name="P7"/>
      <text:p text:style-name="P7">Al finalizar la reserva se le habilitará al usuario el poder puntuar el espacio/reserva y dejar un comentario sobre la misma. Si el usuario no ha comentado, esta información queda en pendiente.</text:p>
      <text:p text:style-name="P2"/>
      <text:p text:style-name="P2"/>
      <text:p text:style-name="P12">USUARIO ADMINISTRADOR</text:p>
      <text:p text:style-name="P8"/>
      <text:p text:style-name="P24">Cualquier usuario anónimo puede registrarse <text:span text:style-name="T4">como administrador</text:span> completando el formulario.</text:p>
      <text:p text:style-name="P24"/>
      <text:p text:style-name="P24">Al ingresars como usuario registrado se tienen TODAS l<text:span text:style-name="T4">o</text:span>s mismos accesos y funciones que un usuario anónimo pero además <text:span text:style-name="T4">a su vez podrá crear espacios y centros.</text:span></text:p>
      <text:p text:style-name="P24"/>
      <text:p text:style-name="P24"><text:span text:style-name="T4">Al usuario administrador</text:span> se le agrega un link en el header donde puede acceder al espacio “MI<text:span text:style-name="T4">S RESERVAS</text:span>”.</text:p>
      <text:p text:style-name="P8"/>
      <text:p text:style-name="P8"><text:span text:style-name="T4">Dentro de dicha página el administrador</text:span> <text:span text:style-name="T4">tendrá una lista </text:span>con informacion general de sus reservas. </text:p>
      <text:p text:style-name="P8"/>
      <text:p text:style-name="P9">En la misma se tiene un resumen con cada espacio con la siguiente información:</text:p>
      <text:list xml:id="list1484976205" text:style-name="L7">
        <text:list-item>
          <text:p text:style-name="P25">fechas de reserva (en un calendario)</text:p>
        </text:list-item>
        <text:list-item>
          <text:p text:style-name="P25">limpieza pendiente / realizada</text:p>
        </text:list-item>
        <text:list-item>
          <text:p text:style-name="P25">link a incidencias (si está reportada)</text:p>
        </text:list-item>
        <text:list-item>
          <text:p text:style-name="P34">Acceso a sus diferentes espacios.</text:p>
        </text:list-item>
      </text:list>
      <text:p text:style-name="P9"/>
      <text:p text:style-name="P9">Al ingresar en cada espacio se obtiene un detalle de cada reserva, fechas y incidencias ordenadas de mas reciente a antigua y los servicios que tiene cada espacio. Allí podremos ingresar a la gestion de incidencias para responder a la incidencia abierta por un usuario, donde se puede finalizarla y dejar un comentario de la subsanación.</text:p>
      <text:p text:style-name="P9"/>
      <text:p text:style-name="P28">A su vez contará con un acceso para la gestión y creación de espacios y centros. En dicho lugar podrá crear y/o modificar centros, completando la siguiente información:</text:p>
      <text:list xml:id="list1575886927" text:style-name="L8">
        <text:list-item>
          <text:p text:style-name="P29">Nombre</text:p>
        </text:list-item>
        <text:list-item>
          <text:p text:style-name="P29">Nombre fiscal</text:p>
        </text:list-item>
        <text:list-item>
          <text:p text:style-name="P29">Dirección</text:p>
        </text:list-item>
        <text:list-item>
          <text:p text:style-name="P29">Localidad</text:p>
        </text:list-item>
        <text:list-item>
          <text:p text:style-name="P29">CP</text:p>
        </text:list-item>
        <text:list-item>
          <text:p text:style-name="P29">IBAB</text:p>
        </text:list-item>
        <text:list-item>
          <text:p text:style-name="P29">teléfono</text:p>
        </text:list-item>
        <text:list-item>
          <text:p text:style-name="P29">email</text:p>
        </text:list-item>
        <text:list-item>
          <text:p text:style-name="P29">descripción</text:p>
        </text:list-item>
      </text:list>
      <text:p text:style-name="P28"/>
      <text:p text:style-name="P28">También podrá cargar un conjunto de imágenes del centro, las cuales serán mostradas en conjunto con las imágenes de los espacios cuando se realizen búsquedas de lugares de coworking.</text:p>
      <text:p text:style-name="P28"/>
      <text:p text:style-name="P28">A su vez el administrador podŕa optar por informar el equipamiento y facilidades que el centro posee para que los usuarios tengan conocimientos de los mismos.</text:p>
      <text:p text:style-name="P28"/>
      <text:p text:style-name="P28">Dentro de cada centro creado el usuario tendŕa la posibilidad de <text:span text:style-name="T5">crear y/o gestionar los espacios de dicho centro y son los que el usuario reservará. En la misma se podrá ingresar la siguiente información:</text:span></text:p>
      <text:list xml:id="list2533350088" text:style-name="L9">
        <text:list-item>
          <text:p text:style-name="P31">Precio</text:p>
        </text:list-item>
        <text:list-item>
          <text:p text:style-name="P31">Reserva Mínima (días)</text:p>
        </text:list-item>
        <text:list-item>
          <text:p text:style-name="P31">Capacidad máxima</text:p>
        </text:list-item>
        <text:list-item>
          <text:p text:style-name="P31">Tipo de espacio</text:p>
        </text:list-item>
        <text:list-item>
          <text:p text:style-name="P31">Descripción</text:p>
        </text:list-item>
      </text:list>
      <text:p text:style-name="P32"/>
      <text:p text:style-name="P32">El espacio contará con la posibilidad de habilitar o deshabilitar la visibilidad de dicho espacio, por si el administrador desea esconder durante un tiempo dicho anuncio.</text:p>
      <text:p text:style-name="P32"><text:soft-page-break/></text:p>
      <text:p text:style-name="P30">También podrá cargar un conjunto de imágenes del <text:span text:style-name="T5">espacio a publicar</text:span>, las cuales serán mostradas en</text:p>
      <text:p text:style-name="P30">cuando se realizen búsquedas de lugares de coworking.</text:p>
      <text:p text:style-name="P30"/>
      <text:p text:style-name="P32">El administrador también tiene la posibilidad de agregar servicios particulares que dispondrá el espacio. Estos servicios pueden ser:</text:p>
      <text:list xml:id="list995795282" text:style-name="L10">
        <text:list-item>
          <text:p text:style-name="P33">Ya incluidos en el espacio (gratuito)</text:p>
        </text:list-item>
        <text:list-item>
          <text:p text:style-name="P33">Opcionale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31T08:44:58.485254063</dc:date>
    <meta:editing-duration>PT26M2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6" meta:paragraph-count="83" meta:word-count="931" meta:character-count="5574" meta:non-whitespace-character-count="4767"/>
  </office:meta>
</office:document-meta>
</file>